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draw:fill="solid" draw:fill-color="#fc0707" draw:opacity="50%" draw:textarea-horizontal-align="left" draw:textarea-vertical-align="top" draw:auto-grow-height="false" draw:auto-grow-width="false" fo:min-height="16cm" fo:min-width="23.25cm" draw:shadow-opacity="50%"/>
      <style:paragraph-properties style:writing-mode="lr-tb"/>
    </style:style>
    <style:style style:name="gr2" style:family="graphic" style:parent-style-name="standard">
      <style:graphic-properties draw:stroke="dash" draw:stroke-dash="Dot" draw:fill="solid" draw:fill-color="#fc0707" draw:opacity="30%" draw:textarea-horizontal-align="left" draw:textarea-vertical-align="top" draw:auto-grow-height="false" fo:min-height="10cm" fo:min-width="21.75cm" draw:shadow-opacity="30%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2.12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2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25cm" fo:min-width="2.251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5cm" fo:min-width="2.25cm"/>
      <style:paragraph-properties style:writing-mode="lr-tb"/>
    </style:style>
    <style:style style:name="gr9" style:family="graphic" style:parent-style-name="objectwithoutfill">
      <style:graphic-properties draw:marker-start="Puntas_20_de_20_flecha_20_1" draw:marker-start-width="0.3cm" draw:marker-end="Puntas_20_de_20_flecha_20_2" draw:marker-end-width="0.3cm" draw:fill="none" draw:textarea-vertical-align="middle" fo:padding-bottom="0.53cm"/>
      <style:paragraph-properties style:writing-mode="lr-tb"/>
    </style:style>
    <style:style style:name="gr10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11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2" style:family="graphic" style:parent-style-name="objectwithoutfill">
      <style:graphic-properties draw:marker-start="Puntas_20_de_20_flecha_20_5" draw:marker-start-width="0.3cm" draw:marker-end="Puntas_20_de_20_flecha_20_6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c0707" draw:opacity="50%"/>
      <style:paragraph-properties fo:text-align="center"/>
    </style:style>
    <style:style style:name="P3" style:family="paragraph">
      <loext:graphic-properties draw:fill="solid" draw:fill-color="#fc0707" draw:opacity="30%"/>
      <style:paragraph-properties fo:text-align="center"/>
    </style:style>
    <style:style style:name="P4" style:family="paragraph">
      <style:paragraph-properties fo:text-align="center" style:writing-mode="lr-tb"/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name="Profile Prod" draw:style-name="gr1" draw:text-style-name="P2" draw:layer="layout" svg:width="23.75cm" svg:height="16.25cm" svg:x="2.5cm" svg:y="3.25cm">
          <text:p text:style-name="P1">Profile: Pr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2.25cm" svg:height="10.25cm" svg:x="3.25cm" svg:y="5.75cm">
          <text:p text:style-name="P1">Profile: De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2.628cm" svg:height="1.5cm" svg:x="16cm" svg:y="11.2cm">
          <text:p text:style-name="P4"><text:span text:style-name="T1">Resource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2.5cm" svg:height="1.5cm" svg:x="8.25cm" svg:y="9.7cm">
          <text:p text:style-name="P4"><text:span text:style-name="T1">Gatewa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2.5cm" svg:height="1.5cm" svg:x="17.75cm" svg:y="6.25cm">
          <text:p text:style-name="P4"><text:span text:style-name="T1">Auth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2.75cm" svg:height="1.5cm" svg:x="11.919cm" svg:y="3.696cm">
          <text:p text:style-name="P4"><text:span text:style-name="T1">Discovery-Ser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2.75cm" svg:height="3cm" svg:x="21.25cm" svg:y="10.45cm">
          <text:p text:style-name="P4"><text:span text:style-name="T1">Postgr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5" draw:layer="layout" draw:type="lines" draw:line-skew="1.749cm" svg:x1="20.25cm" svg:y1="7cm" svg:x2="22.625cm" svg:y2="10.45cm" draw:start-shape="id1" draw:start-glue-point="1" draw:end-shape="id2" draw:end-glue-point="5" svg:d="M20250 7000h2250l125 2949v501" svg:viewBox="0 0 2376 3451">
          <text:p/>
        </draw:connector>
        <draw:connector draw:style-name="gr7" draw:text-style-name="P5" draw:layer="layout" draw:type="lines" svg:x1="18.628cm" svg:y1="11.95cm" svg:x2="21.25cm" svg:y2="11.95cm" draw:start-shape="id3" draw:start-glue-point="1" draw:end-shape="id2" draw:end-glue-point="6" svg:d="M18628 11950h501 1620 501" svg:viewBox="0 0 2623 1">
          <text:p/>
        </draw:connector>
        <draw:connector draw:style-name="gr7" draw:text-style-name="P5" draw:layer="layout" draw:type="lines" svg:x1="14.669cm" svg:y1="4.446cm" svg:x2="17.75cm" svg:y2="7cm" draw:start-shape="id4" draw:start-glue-point="1" draw:end-shape="id1" draw:end-glue-point="3" svg:d="M14669 4446h501l2079 2554h501" svg:viewBox="0 0 3082 2555">
          <text:p/>
        </draw:connector>
        <draw:connector draw:style-name="gr7" draw:text-style-name="P5" draw:layer="layout" draw:type="lines" draw:line-skew="-2.249cm" svg:x1="16cm" svg:y1="11.95cm" svg:x2="13.294cm" svg:y2="5.196cm" draw:start-shape="id3" draw:start-glue-point="3" draw:end-shape="id4" draw:end-glue-point="2" svg:d="M16000 11950h-2750l44-6253v-501" svg:viewBox="0 0 2751 6755">
          <text:p/>
        </draw:connector>
        <draw:connector draw:style-name="gr7" draw:text-style-name="P5" draw:layer="layout" draw:type="lines" svg:x1="11.919cm" svg:y1="4.446cm" svg:x2="10.75cm" svg:y2="10.45cm" draw:start-shape="id4" draw:start-glue-point="3" draw:end-shape="id5" draw:end-glue-point="1" svg:d="M11919 4446h-501l-167 6004h-501" svg:viewBox="0 0 1170 6005">
          <text:p/>
        </draw:connector>
        <draw:custom-shape draw:style-name="gr8" draw:text-style-name="P4" xml:id="id6" draw:id="id6" draw:layer="layout" svg:width="2.75cm" svg:height="1.75cm" svg:x="11.75cm" svg:y="13.45cm">
          <text:p text:style-name="P4"><text:span text:style-name="T1">Front-Service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s" svg:x1="11.75cm" svg:y1="14.325cm" svg:x2="10.75cm" svg:y2="10.45cm" draw:start-shape="id6" draw:start-glue-point="3" draw:end-shape="id5" draw:end-glue-point="1" svg:d="M11750 14325h-501l2-3875h-501" svg:viewBox="0 0 1001 3876">
          <text:p/>
        </draw:connector>
        <draw:connector draw:style-name="gr9" draw:text-style-name="P6" draw:layer="layout" svg:x1="19cm" svg:y1="7.75cm" svg:x2="17.314cm" svg:y2="11.2cm" draw:start-shape="id1" draw:start-glue-point="2" draw:end-shape="id3" draw:end-glue-point="0" svg:d="M19000 7750v1725h-1686v1725" svg:viewBox="0 0 1687 3451">
          <text:p text:style-name="P1">OAuth2</text:p>
        </draw:connector>
        <draw:custom-shape draw:style-name="gr4" draw:text-style-name="P4" xml:id="id7" draw:id="id7" draw:layer="layout" svg:width="2.5cm" svg:height="1.5cm" svg:x="13.3cm" svg:y="17.5cm">
          <text:p text:style-name="P4"><text:span text:style-name="T1">Config-Server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s" draw:line-skew="-3.299cm" svg:x1="13.3cm" svg:y1="18.25cm" svg:x2="9.5cm" svg:y2="11.2cm" draw:start-shape="id7" draw:start-glue-point="3" draw:end-shape="id5" draw:end-glue-point="2" svg:d="M13300 18250h-3800v-6549-501" svg:viewBox="0 0 3801 7051">
          <text:p/>
        </draw:connector>
        <draw:connector draw:style-name="gr11" draw:text-style-name="P5" draw:layer="layout" draw:type="lines" draw:line-skew="0.999cm" svg:x1="15.8cm" svg:y1="18.25cm" svg:x2="17.314cm" svg:y2="12.7cm" draw:start-shape="id7" draw:start-glue-point="1" draw:end-shape="id3" draw:end-glue-point="2" svg:d="M15800 18250h1500l14-5049v-501" svg:viewBox="0 0 1515 5551">
          <text:p/>
        </draw:connector>
        <draw:custom-shape draw:style-name="gr4" draw:text-style-name="P4" xml:id="id8" draw:id="id8" draw:layer="layout" svg:width="2.5cm" svg:height="1.5cm" svg:x="4.25cm" svg:y="9.7cm">
          <text:p text:style-name="P4"><text:span text:style-name="T1">Front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6.75cm" svg:y1="10.45cm" svg:x2="8.25cm" svg:y2="10.45cm" draw:start-shape="id8" draw:start-glue-point="1" draw:end-shape="id5" draw:end-glue-point="3" svg:d="M6750 10450h1500" svg:viewBox="0 0 15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gradient-step-count="0" draw:opacity="100%" draw:textarea-horizontal-align="right" draw:textarea-vertical-align="middle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0T14:27:49.854095170</meta:creation-date>
    <dc:date>2024-12-14T18:13:19.552852130</dc:date>
    <meta:editing-duration>PT35M31S</meta:editing-duration>
    <meta:editing-cycles>6</meta:editing-cycles>
    <meta:generator>LibreOffice/7.3.6.2$Linux_X86_64 LibreOffice_project/30$Build-2</meta:generator>
    <meta:document-statistic meta:object-count="20"/>
  </office:meta>
</office:document-meta>
</file>